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ic Maze Game No. 2 GDD</text:p>
      <text:p text:style-name="Standard"/>
      <text:p text:style-name="Standard">Description of the game and all that stuff.</text:p>
      <text:p text:style-name="Standard"/>
      <text:p text:style-name="Standard">This basic game will be a top down camera view 3D game made using Unity's in engine 3D tools. The purpose of the game is for the 3D ball to reach the middle of the maze and then the win screen will activate.</text:p>
      <text:p text:style-name="Standard"/>
      <text:p text:style-name="Standard">You control the ball with the directional pad or with wasd. </text:p>
      <text:p text:style-name="Standard">The game will be built for both PC and Unity's Browser.</text:p>
      <text:p text:style-name="Standard">Once the core game is functional, I will add in a pause menu and some SFXs and maybe some background music.</text:p>
      <text:p text:style-name="Standard"/>
      <text:p text:style-name="Standard">I am taking a coughing sound from this website link: </text:p>
      <text:p text:style-name="Standard"><text:a xlink:type="simple" xlink:href="http://soundbible.com/400-Coughing.html" text:style-name="Internet_20_link" text:visited-style-name="Visited_20_Internet_20_Link">http://soundbible.com/400-Coughing.html</text:a></text:p>
      <text:p text:style-name="Standard"/>
      <text:p text:style-name="Standard"/>
      <text:p text:style-name="Standard">A list of the big steps that will need to be done in order to make the basic game.</text:p>
      <text:p text:style-name="Standard"/>
      <text:list xml:id="list7627258555816081530" text:style-name="L1">
        <text:list-item>
          <text:p text:style-name="P2">Setup the Scenes, Level 1, Main Menu, Win Screen, Empty Lose Screen, Empty Options Menu. = tick</text:p>
        </text:list-item>
        <text:list-item>
          <text:p text:style-name="P2">Build the floor. = tick</text:p>
        </text:list-item>
        <text:list-item>
          <text:p text:style-name="P2">Setup the camera.= tick</text:p>
        </text:list-item>
        <text:list-item>
          <text:p text:style-name="P2">Build the four wall pieces. = tick</text:p>
        </text:list-item>
        <text:list-item>
          <text:p text:style-name="P2">Build the maze. = tick</text:p>
        </text:list-item>
        <text:list-item>
          <text:p text:style-name="P2">Make the end goal. = tick</text:p>
        </text:list-item>
        <text:list-item>
          <text:p text:style-name="P2">Make the player. = tick</text:p>
        </text:list-item>
        <text:list-item>
          <text:p text:style-name="P2">Write the player controller. = tick</text:p>
        </text:list-item>
        <text:list-item>
          <text:p text:style-name="P2">Write the win script/condition. = tick</text:p>
        </text:list-item>
        <text:list-item>
          <text:p text:style-name="P2">Connect the menus that are needed to win. = tick</text:p>
        </text:list-item>
        <text:list-item>
          <text:p text:style-name="P2">Make sure the wall and floor colours are ugly. = tick</text:p>
        </text:list-item>
        <text:list-item>
          <text:p text:style-name="P2">Add in a pause menu = tick</text:p>
        </text:list-item>
        <text:list-item>
          <text:p text:style-name="P2">Build and test. = tick</text:p>
        </text:list-item>
        <text:list-item>
          <text:p text:style-name="P2">Fix any errors. = tick</text:p>
        </text:list-item>
        <text:list-item>
          <text:p text:style-name="P2">Remove the blank sky box from the menu scenes. = tick</text:p>
        </text:list-item>
        <text:list-item>
          <text:p text:style-name="P2">Make the cursor visible/invisible when needed. = tick</text:p>
        </text:list-item>
        <text:list-item>
          <text:p text:style-name="P2">Refactor the pause menu code into it's own script. = tick</text:p>
        </text:list-item>
        <text:list-item>
          <text:p text:style-name="P2">Polish. = ?</text:p>
        </text:list-item>
        <text:list-item>
          <text:p text:style-name="P2">Add in a better UI. = Joel added. = tick</text:p>
        </text:list-item>
        <text:list-item>
          <text:p text:style-name="P2">Add a particle effect to the goal that the player will think is the goal. = tick</text:p>
        </text:list-item>
        <text:list-item>
          <text:p text:style-name="P2">SFXs. = add a coughing clip to the main menu. = tick</text:p>
        </text:list-item>
        <text:list-item>
          <text:p text:style-name="P2">Maybe some background music. = Naaaaa</text:p>
        </text:list-item>
        <text:list-item>
          <text:p text:style-name="P2">A Skybox? = Naaaaa</text:p>
        </text:list-item>
        <text:list-item>
          <text:p text:style-name="P2">Adjust/change the lighting so that everything is lit equally like the studio lighting in Star Trek: The Next Generation. = </text:p>
        </text:list-item>
        <text:list-item>
          <text:p text:style-name="P2">Make the player ball roll. = </text:p>
        </text:list-item>
        <text:list-item>
          <text:p text:style-name="P2">Do I change the camera to an over the shoulder, rather than a top down view. = </text:p>
        </text:list-item>
        <text:list-item>
          <text:p text:style-name="P2">Build and test. = tick</text:p>
        </text:list-item>
        <text:list-item>
          <text:p text:style-name="P2">Fix any errors. = tick</text:p>
        </text:list-item>
        <text:list-item>
          <text:p text:style-name="P2">Done. = tick</text:p>
        </text:list-item>
      </text:list>
      <text:p text:style-name="Standard"><text:soft-page-break/></text:p>
      <text:p text:style-name="Standard"/>
      <text:p text:style-name="Standard"/>
      <text:p text:style-name="Standard"/>
      <text:p text:style-name="Standard">Stuff at the end.</text:p>
      <text:p text:style-name="Standard"/>
      <text:p text:style-name="Standard">I may go back and change the camera angle and lighting.</text:p>
      <text:p text:style-name="Standard">I may change the ball so that it rolls as well but these things aren't needed at the moment so I can start on a new basic game or a course.</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11cm" fo:margin-bottom="2.01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Started on 25/01/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ie Gracie</meta:initial-creator>
    <meta:creation-date>2018-01-25T13:36:21.99</meta:creation-date>
    <dc:date>2018-02-09T17:40:27.45</dc:date>
    <dc:creator>Charlie Gracie</dc:creator>
    <meta:editing-duration>P1DT14H15M32S</meta:editing-duration>
    <meta:editing-cycles>77</meta:editing-cycles>
    <meta:generator>OpenOffice/4.1.3$Win32 OpenOffice.org_project/413m1$Build-9783</meta:generator>
    <meta:document-statistic meta:table-count="0" meta:image-count="0" meta:object-count="0" meta:page-count="2" meta:paragraph-count="42" meta:word-count="445" meta:character-count="2107"/>
  </office:meta>
</office:document-meta>
</file>